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7278in"/>
    </style:style>
    <style:style style:name="Table1.B" style:family="table-column">
      <style:table-column-properties style:column-width="3.965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text-properties officeooo:rsid="00078a01" officeooo:paragraph-rsid="00078a01"/>
    </style:style>
    <style:style style:name="T1" style:family="text">
      <style:text-properties officeooo:rsid="00078a01"/>
    </style:style>
    <style:style style:name="T2" style:family="text">
      <style:text-properties fo:font-weight="bold" style:font-weight-asian="bold" style:font-weight-complex="bold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moke Testing</text:span> (ou "Teste de Fumaça") é um tipo de teste <text:span text:style-name="Strong_20_Emphasis">rápido e superficial</text:span> realizado nas primeiras versões de um software (<text:span text:style-name="Emphasis">build</text:span>) para verificar se as <text:span text:style-name="Strong_20_Emphasis">funcionalidades críticas</text:span> estão básicamente funcionando antes de testes mais profundos.</text:p>
      <text:p text:style-name="Horizontal_20_Line"/>
      <text:h text:style-name="Heading_20_2" text:outline-level="2"><text:span text:style-name="Strong_20_Emphasis">Objetivo Principal</text:span></text:h>
      <text:p text:style-name="Text_20_body">✅ <text:span text:style-name="Strong_20_Emphasis">Validar estabilidade inicial</text:span> – Garantir que o sistema não "pegue fogo" (daí o nome) ao executar funcionalidades essenciais.<text:line-break/>✅ <text:span text:style-name="Strong_20_Emphasis">Evitar perda de tempo</text:span> – Se o <text:span text:style-name="Emphasis">smoke test</text:span> falhar, a equipe para e corrige antes de avançar para testes detalhados.</text:p>
      <text:p text:style-name="Horizontal_20_Line"/>
      <text:h text:style-name="Heading_20_2" text:outline-level="2"><text:span text:style-name="Strong_20_Emphasis">Características</text:span></text:h>
      <text:p text:style-name="Text_20_body">✔ <text:span text:style-name="Strong_20_Emphasis">Rápido</text:span> (minutos ou poucas horas).<text:line-break/>✔ <text:span text:style-name="Strong_20_Emphasis">Focado no "happy path"</text:span> (cenários principais, sem edge cases).<text:line-break/>✔ <text:span text:style-name="Strong_20_Emphasis">Executado em toda nova build</text:span> (antes de testes de regressão, integração, etc.).<text:line-break/>✔ <text:span text:style-name="Strong_20_Emphasis">Pode ser manual ou automatizado</text:span>.</text:p>
      <text:p text:style-name="Horizontal_20_Line"/>
      <text:h text:style-name="Heading_20_2" text:outline-level="2"><text:span text:style-name="Strong_20_Emphasis">Exemplos de Casos de Teste</text:span></text:h>
      <text:list xml:id="list1800735167" text:style-name="L1">
        <text:list-item>
          <text:p text:style-name="P1"><text:span text:style-name="Strong_20_Emphasis">Aplicativo de Banco Digital:</text:span></text:p>
          <text:list>
            <text:list-item>
              <text:p text:style-name="P1">Login com credenciais válidas.</text:p>
            </text:list-item>
            <text:list-item>
              <text:p text:style-name="P1">Carregar saldo da conta.</text:p>
            </text:list-item>
            <text:list-item>
              <text:p text:style-name="P1">Realizar transferência básica.</text:p>
            </text:list-item>
          </text:list>
        </text:list-item>
        <text:list-item>
          <text:p text:style-name="P1"><text:span text:style-name="Strong_20_Emphasis">E-commerce:</text:span></text:p>
          <text:list>
            <text:list-item>
              <text:p text:style-name="P1">Acessar homepage.</text:p>
            </text:list-item>
            <text:list-item>
              <text:p text:style-name="P1">Buscar produto.</text:p>
            </text:list-item>
            <text:list-item>
              <text:p text:style-name="P1">Adicionar item ao carrinho.</text:p>
            </text:list-item>
          </text:list>
        </text:list-item>
      </text:list>
      <text:p text:style-name="Horizontal_20_Line"/>
      <text:h text:style-name="Heading_20_2" text:outline-level="2"><text:span text:style-name="Strong_20_Emphasis">Diferença entre Smoke Test e Sanity Tes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moke Testing</text:span></text:p>
            </table:table-cell>
            <table:table-cell table:style-name="Table1.A1" office:value-type="string">
              <text:p text:style-name="Table_20_Heading"><text:span text:style-name="Strong_20_Emphasis">Sanity Testing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Verifica <text:span text:style-name="Strong_20_Emphasis">funcionalidades críticas</text:span> da build.</text:p>
          </table:table-cell>
          <table:table-cell table:style-name="Table1.A1" office:value-type="string">
            <text:p text:style-name="Table_20_Contents">Foca em <text:span text:style-name="Strong_20_Emphasis">uma área específica</text:span> após uma correção.</text:p>
          </table:table-cell>
        </table:table-row>
        <table:table-row>
          <table:table-cell table:style-name="Table1.A1" office:value-type="string">
            <text:p text:style-name="Table_20_Contents">Amplo e raso.</text:p>
          </table:table-cell>
          <table:table-cell table:style-name="Table1.A1" office:value-type="string">
            <text:p text:style-name="Table_20_Contents">Direcionado e técnico.</text:p>
          </table:table-cell>
        </table:table-row>
        <table:table-row>
          <table:table-cell table:style-name="Table1.A1" office:value-type="string">
            <text:p text:style-name="Table_20_Contents">"O sistema está minimamente funcional?"</text:p>
          </table:table-cell>
          <table:table-cell table:style-name="Table1.A1" office:value-type="string">
            <text:p text:style-name="Table_20_Contents">"A correção X resolveu o problema sem quebrar algo próximo?"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Quando Usar?</text:span></text:h>
      <text:list xml:id="list724718253" text:style-name="L2">
        <text:list-item>
          <text:p text:style-name="P2">Após <text:span text:style-name="Strong_20_Emphasis">novas versões</text:span> (builds) do software.</text:p>
        </text:list-item>
        <text:list-item>
          <text:p text:style-name="P2">Antes de <text:span text:style-name="Strong_20_Emphasis">testes de regressão</text:span> ou UAT.</text:p>
        </text:list-item>
        <text:list-item>
          <text:p text:style-name="P2">Em <text:span text:style-name="Strong_20_Emphasis">pipelines de CI/CD</text:span> (integrado a ferramentas como Jenkins, GitHub Actions).</text:p>
        </text:list-item>
      </text:list>
      <text:p text:style-name="Horizontal_20_Line"/>
      <text:h text:style-name="Heading_20_2" text:outline-level="2"><text:span text:style-name="Strong_20_Emphasis">Vantagens</text:span></text:h>
      <text:p text:style-name="Text_20_body">🚀 <text:span text:style-name="Strong_20_Emphasis">Detecta falhas graves rapidamente</text:span>.<text:line-break/>🚀 <text:span text:style-name="Strong_20_Emphasis">Economiza tempo</text:span> ao evitar testes profundos em builds instáveis.<text:line-break/>🚀 <text:span text:style-name="Strong_20_Emphasis">Pode ser automatizado</text:span> (ex.: scripts Selenium / <text:span text:style-name="T1">Cypress </text:span>para testar fluxos-chave).</text:p>
      <text:p text:style-name="Horizontal_20_Line"/>
      <text:h text:style-name="Heading_20_2" text:outline-level="2"><text:span text:style-name="Strong_20_Emphasis">Ferramentas para Automação</text:span></text:h>
      <text:list xml:id="list3551704052" text:style-name="L3">
        <text:list-item>
          <text:p text:style-name="P3"><text:span text:style-name="Strong_20_Emphasis">Selenium</text:span> (Web).</text:p>
        </text:list-item>
        <text:list-item>
          <text:p text:style-name="P4"><text:span text:style-name="T2">Cypress</text:span> (Web)</text:p>
        </text:list-item>
        <text:list-item>
          <text:p text:style-name="P3"><text:span text:style-name="Strong_20_Emphasis">Appium</text:span> (Mobile).</text:p>
        </text:list-item>
        <text:list-item>
          <text:p text:style-name="P3"><text:span text:style-name="Strong_20_Emphasis">Postman</text:span> (APIs).</text:p>
        </text:list-item>
        <text:list-item>
          <text:p text:style-name="P3"><text:span text:style-name="Strong_20_Emphasis">TestNG/JUnit</text:span> (Framework para organizar testes)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Smoke Testing</text:span> é um "filtro" essencial no processo de QA, atuando como <text:span text:style-name="Strong_20_Emphasis">primeira linha de defesa</text:span> contra builds quebradas. Seu uso contínuo acelera feedbacks e previne esforços desperdiçados em testes complexos com bases instáveis.</text:p>
      <text:p text:style-name="Text_20_body"><text:span text:style-name="Strong_20_Emphasis">Dica:</text:span> Em metodologias ágeis, smoke tests automatizados são parte do <text:span text:style-name="Strong_20_Emphasis">Done Criteria</text:span> ("Build passou no smoke? Então pode ser testado!"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7:43:53.757276265</meta:creation-date>
    <dc:date>2025-05-06T18:15:42.347951144</dc:date>
    <meta:editing-duration>PT9M5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38" meta:word-count="329" meta:character-count="2107" meta:non-whitespace-character-count="1830"/>
  </office:meta>
</office:document-meta>
</file>